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401" officeooo:paragraph-rsid="00040401"/>
    </style:style>
    <style:style style:name="P2" style:family="paragraph" style:parent-style-name="Standard">
      <style:text-properties officeooo:rsid="0006b150" officeooo:paragraph-rsid="0006b1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flite calibration and something about high resolution). Learn that. </text:p>
      <text:p text:style-name="P2">Thomas and team – model Summary .</text:p>
      <text:p text:style-name="P2">- Backward compatibility.</text:p>
      <text:p text:style-name="P2">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0:35:20.710096969</meta:creation-date>
    <meta:editing-duration>PT1H3M1S</meta:editing-duration>
    <meta:editing-cycles>2</meta:editing-cycles>
    <meta:generator>LibreOffice/7.3.6.2$Linux_X86_64 LibreOffice_project/30$Build-2</meta:generator>
    <dc:date>2022-11-28T12:04:04.686214419</dc:date>
    <meta:document-statistic meta:table-count="0" meta:image-count="0" meta:object-count="0" meta:page-count="1" meta:paragraph-count="4" meta:word-count="19" meta:character-count="129" meta:non-whitespace-character-count="111"/>
  </office:meta>
</office:document-meta>
</file>